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2027bf" officeooo:paragraph-rsid="002027bf"/>
    </style:style>
    <style:style style:name="P2" style:family="paragraph" style:parent-style-name="Standard">
      <style:paragraph-properties fo:line-height="200%" fo:text-align="end" style:justify-single-word="false"/>
      <style:text-properties officeooo:rsid="001e641e" officeooo:paragraph-rsid="001e641e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e641e" officeooo:paragraph-rsid="001e641e"/>
    </style:style>
    <style:style style:name="P4" style:family="paragraph" style:parent-style-name="Standard">
      <style:paragraph-properties fo:line-height="200%" fo:text-align="center" style:justify-single-word="false"/>
      <style:text-properties officeooo:paragraph-rsid="001e641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72in" fo:min-width="0.0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0807in" fo:min-width="0.0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ffffff" draw:textarea-horizontal-align="justify" draw:textarea-vertical-align="middle" draw:auto-grow-height="false" fo:min-height="0.2992in" fo:min-width="1.4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-color="#ffffff" draw:textarea-horizontal-align="justify" draw:textarea-vertical-align="middle" draw:auto-grow-height="false" fo:min-height="0.2602in" fo:min-width="1.3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-color="#ffffff" draw:textarea-horizontal-align="justify" draw:textarea-vertical-align="middle" draw:auto-grow-height="false" fo:min-height="0.2772in" fo:min-width="1.9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-color="#ffffff" draw:textarea-horizontal-align="justify" draw:textarea-vertical-align="middle" draw:auto-grow-height="false" fo:min-height="0.2602in" fo:min-width="1.1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fill-color="#ffffff" draw:textarea-horizontal-align="justify" draw:textarea-vertical-align="middle" draw:auto-grow-height="false" fo:min-height="0.2866in" fo:min-width="1.1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nveer Salim<text:line-break/>CS 3365</text:p>
      <text:p text:style-name="P2">April 5, 2020</text:p>
      <text:p text:style-name="P3">Class Diagram: AdventureSimulator Project</text:p>
      <text:p text:style-name="P4"><draw:custom-shape text:anchor-type="paragraph" draw:z-index="0" draw:name="Shape6" draw:style-name="gr8" draw:text-style-name="P6" svg:width="1.1197in" svg:height="0.287in" svg:x="3.1465in" svg:y="0.4339in"><text:p text:style-name="P1">Dice</text:p><draw:enhanced-geometry svg:viewBox="0 0 21600 21600" draw:type="rectangle" draw:enhanced-path="M 0 0 L 21600 0 21600 21600 0 21600 0 0 Z N"/></draw:custom-shape><draw:custom-shape text:anchor-type="paragraph" draw:z-index="1" draw:name="Shape1" draw:style-name="gr7" draw:text-style-name="P6" svg:width="1.1657in" svg:height="0.2606in" svg:x="3.172in" svg:y="1.7161in"><text:p text:style-name="P1">Enemies</text:p><draw:enhanced-geometry svg:viewBox="0 0 21600 21600" draw:type="rectangle" draw:enhanced-path="M 0 0 L 21600 0 21600 21600 0 21600 0 0 Z N"/></draw:custom-shape><draw:custom-shape text:anchor-type="paragraph" draw:z-index="2" draw:name="Shape7" draw:style-name="gr6" draw:text-style-name="P6" svg:width="1.9276in" svg:height="0.2776in" svg:x="2.6717in" svg:y="3.0055in"><text:p text:style-name="P1">AdventureSimulator</text:p><draw:enhanced-geometry svg:viewBox="0 0 21600 21600" draw:type="rectangle" draw:enhanced-path="M 0 0 L 21600 0 21600 21600 0 21600 0 0 Z N"/></draw:custom-shape><draw:custom-shape text:anchor-type="paragraph" draw:z-index="3" draw:name="Shape8" draw:style-name="gr5" draw:text-style-name="P6" svg:width="1.3217in" svg:height="0.2606in" svg:x="0.4764in" svg:y="2.9925in"><text:p text:style-name="P1">Classes</text:p><draw:enhanced-geometry svg:viewBox="0 0 21600 21600" draw:type="rectangle" draw:enhanced-path="M 0 0 L 21600 0 21600 21600 0 21600 0 0 Z N"/></draw:custom-shape><draw:custom-shape text:anchor-type="paragraph" draw:z-index="4" draw:name="Shape9" draw:style-name="gr4" draw:text-style-name="P6" svg:width="1.478in" svg:height="0.2996in" svg:x="5.4189in" svg:y="2.9665in"><text:p text:style-name="P1">Game_Actions</text:p><draw:enhanced-geometry svg:viewBox="0 0 21600 21600" draw:type="rectangle" draw:enhanced-path="M 0 0 L 21600 0 21600 21600 0 21600 0 0 Z N"/></draw:custom-shape><draw:custom-shape text:anchor-type="paragraph" draw:z-index="5" draw:name="Shape2" draw:style-name="gr3" draw:text-style-name="P6" svg:width="0.1697in" svg:height="0.1598in" svg:x="3.6472in" svg:y="1.5563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3" draw:style-name="gr1" draw:text-style-name="P5" svg:x1="3.6807in" svg:y1="0.7209in" svg:x2="3.726in" svg:y2="1.5563in"><text:p/></draw:line><draw:custom-shape text:anchor-type="paragraph" draw:z-index="7" draw:name="Shape4" draw:style-name="gr2" svg:width="0.1307in" svg:height="0.1433in" svg:x="2.5409in" svg:y="3.050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name="Shape5" draw:style-name="gr1" draw:text-style-name="P5" svg:x1="1.7972in" svg:y1="3.1134in" svg:x2="2.5409in" svg:y2="3.1232in"><text:p/></draw:lin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11:45:22.589391128</meta:creation-date>
    <dc:date>2020-04-05T11:55:37.108429161</dc:date>
    <meta:editing-duration>PT10M1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8" meta:word-count="16" meta:character-count="123" meta:non-whitespace-character-count="115"/>
  </office:meta>
</office:document-meta>
</file>